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667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1.087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1.309cm"/>
    </style:style>
    <style:style style:name="co7" style:family="table-column">
      <style:table-column-properties fo:break-before="auto" style:column-width="7.468cm"/>
    </style:style>
    <style:style style:name="co8" style:family="table-column">
      <style:table-column-properties fo:break-before="auto" style:column-width="2.891cm"/>
    </style:style>
    <style:style style:name="co9" style:family="table-column">
      <style:table-column-properties fo:break-before="auto" style:column-width="2.335cm"/>
    </style:style>
    <style:style style:name="co10" style:family="table-column">
      <style:table-column-properties fo:break-before="auto" style:column-width="1.78cm"/>
    </style:style>
    <style:style style:name="co11" style:family="table-column">
      <style:table-column-properties fo:break-before="auto" style:column-width="1.974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VilleMTP_MTP_ParkingOuvrage_201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ID_N_6_0,N,16,6</text:p>
          </table:table-cell>
          <table:table-cell office:value-type="string">
            <text:p>NOM_C_50,C,254</text:p>
          </table:table-cell>
          <table:table-cell office:value-type="string">
            <text:p>EXISTANCE_,C,254</text:p>
          </table:table-cell>
          <table:table-cell office:value-type="string">
            <text:p>NBRE_PLACE,N,16,6</text:p>
          </table:table-cell>
          <table:table-cell office:value-type="string">
            <text:p>TYPARK_C_2,C,254</text:p>
          </table:table-cell>
          <table:table-cell office:value-type="string">
            <text:p>DOM_C_254,C,254</text:p>
          </table:table-cell>
          <table:table-cell office:value-type="string">
            <text:p>COLLDEL_C_,C,254</text:p>
          </table:table-cell>
          <table:table-cell office:value-type="string">
            <text:p>MODGEST_C_,C,254</text:p>
          </table:table-cell>
          <table:table-cell office:value-type="string">
            <text:p>EXPLOI_C_2,C,254</text:p>
          </table:table-cell>
          <table:table-cell office:value-type="string">
            <text:p>DATDC_D,D</text:p>
          </table:table-cell>
          <table:table-cell office:value-type="string">
            <text:p>DATFC_D,D</text:p>
          </table:table-cell>
          <table:table-cell office:value-type="string">
            <text:p>DURC_N_4_0,N,16,6</text:p>
          </table:table-cell>
          <table:table-cell office:value-type="string">
            <text:p>COORD_X_C_,N,16,6</text:p>
          </table:table-cell>
          <table:table-cell office:value-type="string">
            <text:p>COORD_Y_C_,N,16,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c de Triomphe</text:p>
          </table:table-cell>
          <table:table-cell office:value-type="string">
            <text:p>Existant</text:p>
          </table:table-cell>
          <table:table-cell office:value-type="float" office:value="474">
            <text:p>474</text:p>
          </table:table-cell>
          <table:table-cell office:value-type="string">
            <text:p>Souterrain</text:p>
          </table:table-cell>
          <table:table-cell office:value-type="string">
            <text:p>Public</text:p>
          </table:table-cell>
          <table:table-cell office:value-type="string">
            <text:p>Ville de Montpellier</text:p>
          </table:table-cell>
          <table:table-cell office:value-type="string">
            <text:p>Affermage</text:p>
          </table:table-cell>
          <table:table-cell office:value-type="string">
            <text:p>EFFIA</text:p>
          </table:table-cell>
          <table:table-cell table:style-name="ce1" office:value-type="date" office:date-value="2008-01-01">
            <text:p>01/01/08</text:p>
          </table:table-cell>
          <table:table-cell table:style-name="ce1" office:value-type="date" office:date-value="2013-12-31">
            <text:p>31/12/13</text:p>
          </table:table-cell>
          <table:table-cell office:value-type="float" office:value="6">
            <text:p>6</text:p>
          </table:table-cell>
          <table:table-cell office:value-type="float" office:value="3.873201">
            <text:p>3,873201</text:p>
          </table:table-cell>
          <table:table-cell office:value-type="float" office:value="43.611003">
            <text:p>43,6110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riangle</text:p>
          </table:table-cell>
          <table:table-cell office:value-type="string">
            <text:p>Existant</text:p>
          </table:table-cell>
          <table:table-cell office:value-type="float" office:value="594">
            <text:p>594</text:p>
          </table:table-cell>
          <table:table-cell office:value-type="string">
            <text:p>Souterrain</text:p>
          </table:table-cell>
          <table:table-cell office:value-type="string">
            <text:p>Privé</text:p>
          </table:table-cell>
          <table:table-cell/>
          <table:table-cell office:value-type="string">
            <text:p>Privé</text:p>
          </table:table-cell>
          <table:table-cell office:value-type="string">
            <text:p>VINCI PARK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.881844">
            <text:p>3,881844</text:p>
          </table:table-cell>
          <table:table-cell office:value-type="float" office:value="43.609234">
            <text:p>43,6092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itot</text:p>
          </table:table-cell>
          <table:table-cell office:value-type="string">
            <text:p>Existant</text:p>
          </table:table-cell>
          <table:table-cell office:value-type="float" office:value="781">
            <text:p>781</text:p>
          </table:table-cell>
          <table:table-cell office:value-type="string">
            <text:p>Souterrain</text:p>
          </table:table-cell>
          <table:table-cell office:value-type="string">
            <text:p>Public</text:p>
          </table:table-cell>
          <table:table-cell office:value-type="string">
            <text:p>Ville de Montpellier</text:p>
          </table:table-cell>
          <table:table-cell office:value-type="string">
            <text:p>Concession</text:p>
          </table:table-cell>
          <table:table-cell office:value-type="string">
            <text:p>VINCI PARK</text:p>
          </table:table-cell>
          <table:table-cell table:style-name="ce1" office:value-type="date" office:date-value="1991-12-16">
            <text:p>16/12/91</text:p>
          </table:table-cell>
          <table:table-cell table:style-name="ce1" office:value-type="date" office:date-value="2056-12-31">
            <text:p>31/12/56</text:p>
          </table:table-cell>
          <table:table-cell office:value-type="float" office:value="65">
            <text:p>65</text:p>
          </table:table-cell>
          <table:table-cell office:value-type="float" office:value="3.870191">
            <text:p>3,870191</text:p>
          </table:table-cell>
          <table:table-cell office:value-type="float" office:value="43.612245">
            <text:p>43,61224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ceaux</text:p>
          </table:table-cell>
          <table:table-cell office:value-type="string">
            <text:p>Existant</text:p>
          </table:table-cell>
          <table:table-cell office:value-type="float" office:value="220">
            <text:p>220</text:p>
          </table:table-cell>
          <table:table-cell office:value-type="string">
            <text:p>Surface</text:p>
          </table:table-cell>
          <table:table-cell office:value-type="string">
            <text:p>Public</text:p>
          </table:table-cell>
          <table:table-cell office:value-type="string">
            <text:p>Ville de Montpellier</text:p>
          </table:table-cell>
          <table:table-cell office:value-type="string">
            <text:p>Affermage</text:p>
          </table:table-cell>
          <table:table-cell office:value-type="string">
            <text:p>TaM</text:p>
          </table:table-cell>
          <table:table-cell table:style-name="ce1" office:value-type="date" office:date-value="2008-01-01">
            <text:p>01/01/08</text:p>
          </table:table-cell>
          <table:table-cell table:style-name="ce1" office:value-type="date" office:date-value="2010-12-31">
            <text:p>31/12/10</text:p>
          </table:table-cell>
          <table:table-cell office:value-type="float" office:value="3">
            <text:p>3</text:p>
          </table:table-cell>
          <table:table-cell office:value-type="float" office:value="3.867491">
            <text:p>3,867491</text:p>
          </table:table-cell>
          <table:table-cell office:value-type="float" office:value="43.611716">
            <text:p>43,6117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ambetta</text:p>
          </table:table-cell>
          <table:table-cell office:value-type="string">
            <text:p>Existant</text:p>
          </table:table-cell>
          <table:table-cell office:value-type="float" office:value="500">
            <text:p>500</text:p>
          </table:table-cell>
          <table:table-cell office:value-type="string">
            <text:p>Souterrain</text:p>
          </table:table-cell>
          <table:table-cell office:value-type="string">
            <text:p>Public</text:p>
          </table:table-cell>
          <table:table-cell office:value-type="string">
            <text:p>Ville de Montpellier</text:p>
          </table:table-cell>
          <table:table-cell office:value-type="string">
            <text:p>Concession</text:p>
          </table:table-cell>
          <table:table-cell office:value-type="string">
            <text:p>TaM</text:p>
          </table:table-cell>
          <table:table-cell table:style-name="ce1" office:value-type="date" office:date-value="1985-05-22">
            <text:p>22/05/85</text:p>
          </table:table-cell>
          <table:table-cell table:style-name="ce1" office:value-type="date" office:date-value="2029-12-31">
            <text:p>31/12/29</text:p>
          </table:table-cell>
          <table:table-cell office:value-type="float" office:value="44">
            <text:p>44</text:p>
          </table:table-cell>
          <table:table-cell office:value-type="float" office:value="3.871374">
            <text:p>3,871374</text:p>
          </table:table-cell>
          <table:table-cell office:value-type="float" office:value="43.606951">
            <text:p>43,60695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aissac</text:p>
          </table:table-cell>
          <table:table-cell office:value-type="string">
            <text:p>Existant</text:p>
          </table:table-cell>
          <table:table-cell office:value-type="float" office:value="274">
            <text:p>274</text:p>
          </table:table-cell>
          <table:table-cell office:value-type="string">
            <text:p>Superstructure</text:p>
          </table:table-cell>
          <table:table-cell office:value-type="string">
            <text:p>Public</text:p>
          </table:table-cell>
          <table:table-cell office:value-type="string">
            <text:p>Ville de Montpellier</text:p>
          </table:table-cell>
          <table:table-cell office:value-type="string">
            <text:p>Affermage</text:p>
          </table:table-cell>
          <table:table-cell office:value-type="string">
            <text:p>TaM</text:p>
          </table:table-cell>
          <table:table-cell table:style-name="ce1" office:value-type="date" office:date-value="2009-01-01">
            <text:p>01/01/09</text:p>
          </table:table-cell>
          <table:table-cell table:style-name="ce1" office:value-type="date" office:date-value="2011-12-21">
            <text:p>21/12/11</text:p>
          </table:table-cell>
          <table:table-cell office:value-type="float" office:value="3">
            <text:p>3</text:p>
          </table:table-cell>
          <table:table-cell office:value-type="float" office:value="3.876588">
            <text:p>3,876588</text:p>
          </table:table-cell>
          <table:table-cell office:value-type="float" office:value="43.606108">
            <text:p>43,60610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och Préfecture</text:p>
          </table:table-cell>
          <table:table-cell office:value-type="string">
            <text:p>Existant</text:p>
          </table:table-cell>
          <table:table-cell office:value-type="float" office:value="685">
            <text:p>685</text:p>
          </table:table-cell>
          <table:table-cell office:value-type="string">
            <text:p>Souterrain</text:p>
          </table:table-cell>
          <table:table-cell office:value-type="string">
            <text:p>Public</text:p>
          </table:table-cell>
          <table:table-cell office:value-type="string">
            <text:p>Ville de Montpellier</text:p>
          </table:table-cell>
          <table:table-cell office:value-type="string">
            <text:p>Concession</text:p>
          </table:table-cell>
          <table:table-cell office:value-type="string">
            <text:p>VINCI PARK</text:p>
          </table:table-cell>
          <table:table-cell table:style-name="ce1" office:value-type="date" office:date-value="1971-05-25">
            <text:p>25/05/71</text:p>
          </table:table-cell>
          <table:table-cell table:style-name="ce1" office:value-type="date" office:date-value="2013-12-14">
            <text:p>14/12/13</text:p>
          </table:table-cell>
          <table:table-cell office:value-type="float" office:value="42">
            <text:p>42</text:p>
          </table:table-cell>
          <table:table-cell office:value-type="float" office:value="3.876571">
            <text:p>3,876571</text:p>
          </table:table-cell>
          <table:table-cell office:value-type="float" office:value="43.610749">
            <text:p>43,61074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médie</text:p>
          </table:table-cell>
          <table:table-cell office:value-type="string">
            <text:p>Existant</text:p>
          </table:table-cell>
          <table:table-cell office:value-type="float" office:value="889">
            <text:p>889</text:p>
          </table:table-cell>
          <table:table-cell office:value-type="string">
            <text:p>Souterrain</text:p>
          </table:table-cell>
          <table:table-cell office:value-type="string">
            <text:p>Public</text:p>
          </table:table-cell>
          <table:table-cell office:value-type="string">
            <text:p>Ville de Montpellier</text:p>
          </table:table-cell>
          <table:table-cell office:value-type="string">
            <text:p>Affermage</text:p>
          </table:table-cell>
          <table:table-cell office:value-type="string">
            <text:p>TaM</text:p>
          </table:table-cell>
          <table:table-cell table:style-name="ce1" office:value-type="date" office:date-value="2007-12-22">
            <text:p>22/12/07</text:p>
          </table:table-cell>
          <table:table-cell table:style-name="ce1" office:value-type="date" office:date-value="2013-12-31">
            <text:p>31/12/13</text:p>
          </table:table-cell>
          <table:table-cell office:value-type="float" office:value="6">
            <text:p>6</text:p>
          </table:table-cell>
          <table:table-cell office:value-type="float" office:value="3.879762">
            <text:p>3,879762</text:p>
          </table:table-cell>
          <table:table-cell office:value-type="float" office:value="43.608561">
            <text:p>43,60856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are Parvis</text:p>
          </table:table-cell>
          <table:table-cell office:value-type="string">
            <text:p>Existant</text:p>
          </table:table-cell>
          <table:table-cell office:value-type="float" office:value="128">
            <text:p>128</text:p>
          </table:table-cell>
          <table:table-cell office:value-type="string">
            <text:p>Surface</text:p>
          </table:table-cell>
          <table:table-cell office:value-type="string">
            <text:p>Privé</text:p>
          </table:table-cell>
          <table:table-cell/>
          <table:table-cell office:value-type="string">
            <text:p>Privé</text:p>
          </table:table-cell>
          <table:table-cell office:value-type="string">
            <text:p>EFFIA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.879937">
            <text:p>3,879937</text:p>
          </table:table-cell>
          <table:table-cell office:value-type="float" office:value="43.603933">
            <text:p>43,60393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olygone</text:p>
          </table:table-cell>
          <table:table-cell office:value-type="string">
            <text:p>Existant</text:p>
          </table:table-cell>
          <table:table-cell office:value-type="float" office:value="1973">
            <text:p>1973</text:p>
          </table:table-cell>
          <table:table-cell office:value-type="string">
            <text:p>Souterrain</text:p>
          </table:table-cell>
          <table:table-cell office:value-type="string">
            <text:p>Public</text:p>
          </table:table-cell>
          <table:table-cell office:value-type="string">
            <text:p>Ville de Montpellier</text:p>
          </table:table-cell>
          <table:table-cell office:value-type="string">
            <text:p>Bail commercial</text:p>
          </table:table-cell>
          <table:table-cell office:value-type="string">
            <text:p>SPP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.884765">
            <text:p>3,884765</text:p>
          </table:table-cell>
          <table:table-cell office:value-type="float" office:value="43.608371">
            <text:p>43,60837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ombre d'Or</text:p>
          </table:table-cell>
          <table:table-cell office:value-type="string">
            <text:p>Existant</text:p>
          </table:table-cell>
          <table:table-cell office:value-type="float" office:value="278">
            <text:p>278</text:p>
          </table:table-cell>
          <table:table-cell office:value-type="string">
            <text:p>Souterrain</text:p>
          </table:table-cell>
          <table:table-cell office:value-type="string">
            <text:p>Public</text:p>
          </table:table-cell>
          <table:table-cell office:value-type="string">
            <text:p>Ville de Montpellier</text:p>
          </table:table-cell>
          <table:table-cell office:value-type="string">
            <text:p>Affermage</text:p>
          </table:table-cell>
          <table:table-cell office:value-type="string">
            <text:p>TaM</text:p>
          </table:table-cell>
          <table:table-cell table:style-name="ce1" office:value-type="date" office:date-value="2010-02-01">
            <text:p>01/02/10</text:p>
          </table:table-cell>
          <table:table-cell table:style-name="ce1" office:value-type="date" office:date-value="2014-01-31">
            <text:p>31/01/14</text:p>
          </table:table-cell>
          <table:table-cell office:value-type="float" office:value="4">
            <text:p>4</text:p>
          </table:table-cell>
          <table:table-cell office:value-type="float" office:value="3.888819">
            <text:p>3,888819</text:p>
          </table:table-cell>
          <table:table-cell office:value-type="float" office:value="43.608716">
            <text:p>43,6087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Europa</text:p>
          </table:table-cell>
          <table:table-cell office:value-type="string">
            <text:p>Existant</text:p>
          </table:table-cell>
          <table:table-cell office:value-type="float" office:value="600">
            <text:p>600</text:p>
          </table:table-cell>
          <table:table-cell office:value-type="string">
            <text:p>Souterrain</text:p>
          </table:table-cell>
          <table:table-cell office:value-type="string">
            <text:p>Public</text:p>
          </table:table-cell>
          <table:table-cell office:value-type="string">
            <text:p>Ville de Montpellier</text:p>
          </table:table-cell>
          <table:table-cell office:value-type="string">
            <text:p>Concession</text:p>
          </table:table-cell>
          <table:table-cell office:value-type="string">
            <text:p>TaM</text:p>
          </table:table-cell>
          <table:table-cell table:style-name="ce1" office:value-type="date" office:date-value="1994-07-29">
            <text:p>29/07/94</text:p>
          </table:table-cell>
          <table:table-cell table:style-name="ce1" office:value-type="date" office:date-value="2036-01-01">
            <text:p>01/01/36</text:p>
          </table:table-cell>
          <table:table-cell office:value-type="float" office:value="46">
            <text:p>46</text:p>
          </table:table-cell>
          <table:table-cell office:value-type="float" office:value="3.892531">
            <text:p>3,892531</text:p>
          </table:table-cell>
          <table:table-cell office:value-type="float" office:value="43.60785">
            <text:p>43,6078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orum</text:p>
          </table:table-cell>
          <table:table-cell office:value-type="string">
            <text:p>Existant</text:p>
          </table:table-cell>
          <table:table-cell office:value-type="float" office:value="500">
            <text:p>500</text:p>
          </table:table-cell>
          <table:table-cell office:value-type="string">
            <text:p>Souterrain</text:p>
          </table:table-cell>
          <table:table-cell office:value-type="string">
            <text:p>Public</text:p>
          </table:table-cell>
          <table:table-cell office:value-type="string">
            <text:p>Communauté d'Agglomération de Montpellier</text:p>
          </table:table-cell>
          <table:table-cell office:value-type="string">
            <text:p>Concession</text:p>
          </table:table-cell>
          <table:table-cell office:value-type="string">
            <text:p>T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.882258">
            <text:p>3,882258</text:p>
          </table:table-cell>
          <table:table-cell office:value-type="float" office:value="43.613888">
            <text:p>43,61388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Nouveau Saint Roch</text:p>
          </table:table-cell>
          <table:table-cell office:value-type="string">
            <text:p>Futur</text:p>
          </table:table-cell>
          <table:table-cell office:value-type="float" office:value="2000">
            <text:p>2000</text:p>
          </table:table-cell>
          <table:table-cell office:value-type="string">
            <text:p>Souterrain</text:p>
          </table:table-cell>
          <table:table-cell office:value-type="string">
            <text:p>Public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3.87752">
            <text:p>3,87752</text:p>
          </table:table-cell>
          <table:table-cell office:value-type="float" office:value="43.603765">
            <text:p>43,60376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aint Charles</text:p>
          </table:table-cell>
          <table:table-cell office:value-type="string">
            <text:p>A l'étude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0">
            <text:p>0</text:p>
          </table:table-cell>
          <table:table-cell office:value-type="float" office:value="3.873173">
            <text:p>3,873173</text:p>
          </table:table-cell>
          <table:table-cell office:value-type="float" office:value="43.616478">
            <text:p>43,61647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Joffre</text:p>
          </table:table-cell>
          <table:table-cell office:value-type="string">
            <text:p>Existant</text:p>
          </table:table-cell>
          <table:table-cell office:value-type="float" office:value="0">
            <text:p>0</text:p>
          </table:table-cell>
          <table:table-cell office:value-type="string">
            <text:p>Surface</text:p>
          </table:table-cell>
          <table:table-cell office:value-type="string">
            <text:p>Public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3.885331">
            <text:p>3,885331</text:p>
          </table:table-cell>
          <table:table-cell office:value-type="float" office:value="43.612881">
            <text:p>43,61288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eaux Arts</text:p>
          </table:table-cell>
          <table:table-cell office:value-type="string">
            <text:p>A l'étude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0">
            <text:p>0</text:p>
          </table:table-cell>
          <table:table-cell office:value-type="float" office:value="3.881664">
            <text:p>3,881664</text:p>
          </table:table-cell>
          <table:table-cell office:value-type="float" office:value="43.617578">
            <text:p>43,61757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eyrou</text:p>
          </table:table-cell>
          <table:table-cell office:value-type="string">
            <text:p>A l'étude</text:p>
          </table:table-cell>
          <table:table-cell office:value-type="float" office:value="0">
            <text:p>0</text:p>
          </table:table-cell>
          <table:table-cell office:value-type="string">
            <text:p>Souterrain</text:p>
          </table:table-cell>
          <table:table-cell office:value-type="string">
            <text:p>Public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3.870384">
            <text:p>3,870384</text:p>
          </table:table-cell>
          <table:table-cell office:value-type="float" office:value="43.611297">
            <text:p>43,61129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agézy</text:p>
          </table:table-cell>
          <table:table-cell office:value-type="string">
            <text:p>A l'étude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0">
            <text:p>0</text:p>
          </table:table-cell>
          <table:table-cell office:value-type="float" office:value="3.884597">
            <text:p>3,884597</text:p>
          </table:table-cell>
          <table:table-cell office:value-type="float" office:value="43.609334">
            <text:p>43,60933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are Routière</text:p>
          </table:table-cell>
          <table:table-cell office:value-type="string">
            <text:p>Existant</text:p>
          </table:table-cell>
          <table:table-cell office:value-type="float" office:value="762">
            <text:p>762</text:p>
          </table:table-cell>
          <table:table-cell office:value-type="string">
            <text:p>Surface</text:p>
          </table:table-cell>
          <table:table-cell office:value-type="string">
            <text:p>Privé</text:p>
          </table:table-cell>
          <table:table-cell/>
          <table:table-cell office:value-type="string">
            <text:p>Privé</text:p>
          </table:table-cell>
          <table:table-cell office:value-type="string">
            <text:p>EFFIA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.876258">
            <text:p>3,876258</text:p>
          </table:table-cell>
          <table:table-cell office:value-type="float" office:value="43.601349">
            <text:p>43,60134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ôtel de ville</text:p>
          </table:table-cell>
          <table:table-cell office:value-type="string">
            <text:p>Existant</text:p>
          </table:table-cell>
          <table:table-cell office:value-type="float" office:value="717">
            <text:p>717</text:p>
          </table:table-cell>
          <table:table-cell office:value-type="string">
            <text:p>Souterrain</text:p>
          </table:table-cell>
          <table:table-cell office:value-type="string">
            <text:p>Public</text:p>
          </table:table-cell>
          <table:table-cell office:value-type="string">
            <text:p>Ville de Montpellier</text:p>
          </table:table-cell>
          <table:table-cell office:value-type="string">
            <text:p>Marché public</text:p>
          </table:table-cell>
          <table:table-cell office:value-type="string">
            <text:p>EFFIA</text:p>
          </table:table-cell>
          <table:table-cell table:style-name="ce1" office:value-type="date" office:date-value="2011-11-01">
            <text:p>01/11/11</text:p>
          </table:table-cell>
          <table:table-cell table:style-name="ce1" office:value-type="date" office:date-value="2016-12-31">
            <text:p>31/12/16</text:p>
          </table:table-cell>
          <table:table-cell office:value-type="float" office:value="5">
            <text:p>5</text:p>
          </table:table-cell>
          <table:table-cell office:value-type="float" office:value="3.896102">
            <text:p>3,896102</text:p>
          </table:table-cell>
          <table:table-cell office:value-type="float" office:value="43.599429">
            <text:p>43,599429</text:p>
          </table:table-cell>
        </table:table-row>
      </table:table>
      <table:table table:name="Métadonnées" table:style-name="ta1" table:print="false">
        <table:table-column table:style-name="co12" table:default-cell-style-name="Default"/>
        <table:table-row table:style-name="ro1">
          <table:table-cell office:value-type="string">
            <text:p><text:s text:c="3"/>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 office:value-type="string">
            <text:p>Données publiques ouvertes - Montpellier Territoire Numérique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 office:value-type="string">
            <text:p>Fiche métadonnées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ID : 55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TITRE : Parkings en ouvrag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IDENTIFIANT : VilleMTP_MTP_ParkingOuvrage_2011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DESCRIPTION : Cette donnée renseigne l’emplacement des parkings en ouvrage de la commune, ainsi que des informations complémentaires comme le nombre de places, le mode de gestion ou encore l’exploitant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COUVERTUTE GÉOGRAPHIQUE : Ville de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LANGUE : françai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DATE PUBLICATION : 2011-11-07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PÉRIODE VALIDITÉE : Annuel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MISE À JOUR : 2012-06-1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PRORIÉTAIRE : Ville de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DIFFUSEUR : Ville de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CATÉGORIE : Transpor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THÈME INSPIRE : Structure, constructions humain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LICENCE : LICENCE OUVERTE / OPEN LICENCE http://www.etalab.gouv.fr/pages/licence-ouverte-open-licence-5899923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MOTS CLÉS : parking ; parking souterrain ; ouvrage ; tarif ; voiture;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TARIFICATION : Gratuite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 office:value-type="string">
            <text:p>Site : http://opendata.montpelliernumerique.fr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2">12/06/2012</text:date>, <text:time>11:4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6-12T11:49:41.52</dc:date>
    <dc:creator>Jérémie Valentin</dc:creator>
    <meta:generator>OpenOffice.org/3.3$Win32 OpenOffice.org_project/330m20$Build-9567</meta:generator>
    <meta:editing-duration>PT8S</meta:editing-duration>
    <meta:editing-cycles>1</meta:editing-cycles>
    <meta:document-statistic meta:table-count="2" meta:cell-count="285" meta:object-count="0"/>
  </office:meta>
</office:document-meta>
</file>